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Times New Roman" fo:font-size="12pt" fo:letter-spacing="normal" fo:font-style="normal"/>
    </style:style>
    <style:style style:name="P2" style:family="paragraph" style:parent-style-name="Heading_20_1">
      <style:text-properties fo:font-variant="normal" fo:text-transform="none" fo:color="#000000" style:font-name="Times New Roman" fo:font-size="13.5pt" fo:letter-spacing="normal" fo:font-style="normal"/>
    </style:style>
    <style:style style:name="P3" style:family="paragraph" style:parent-style-name="Standard">
      <style:text-properties style:font-name="Times New Roman"/>
    </style:style>
    <style:style style:name="P4"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Times New Roman" fo:font-size="10.5pt" fo:letter-spacing="normal" fo:font-style="normal" fo:font-weight="normal"/>
    </style:style>
    <style:style style:name="P5" style:family="paragraph">
      <style:paragraph-properties fo:margin-left="0cm" fo:margin-right="0cm" fo:margin-top="0cm" fo:margin-bottom="0.265cm" style:line-height-at-least="0.423cm" fo:text-indent="0cm"/>
      <style:text-properties fo:color="#000000" style:font-name="Helvetica1" fo:font-size="10.5pt" style:font-name-complex="Helvetica1"/>
    </style:style>
    <style:style style:name="T1" style:family="text">
      <style:text-properties fo:color="#ce181e"/>
    </style:style>
    <style:style style:name="T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a xlink:type="simple" xlink:href="https://rockingsoccer.com/lv/futbols/help/home/category-13/article-39" text:style-name="Internet_20_link" text:visited-style-name="Visited_20_Internet_20_Link">https://rockingsoccer.com/lv/futbols/help/home/category-13/article-39</text:a></text:h>
      <text:h text:style-name="P2" text:outline-level="1">Finanses: Izdevumi</text:h>
      <text:h text:style-name="P1" text:outline-level="3">Spēlētāju algas</text:h>
      <text:p text:style-name="P4">Spēlētāju algas ir nauda, kuru tu maksā saviem spēlētājiem par spēlēšanu klubā. Labākie spēlētāji saņems vairāk, kā arī vecāki spēlētāji pieprasīs lielākas algas. Jauni <text:span text:style-name="T1"><office:annotation office:name="__Annotation__1_3720541022"><dc:creator>Nezināms autors</dc:creator><dc:date>2018-11-11T13:38:29.295000000</dc:date><text:p text:style-name="P5"><text:span text:style-name="T2">spēlētāji</text:span></text:p></office:annotation></text:span><text:span text:style-name="T1">spelētāji</text:span><office:annotation-end office:name="__Annotation__1_3720541022"/> izmaksās lētāk.</text:p>
      <text:p text:style-name="P4">Alga vienas sezonas periodam ir nemainīga, bet tas nenozīmē, ka jauns līgums tiks sezonas beigās. Kad spēlētāja līguma termiņš būs beidzies, tas automātiski atjaunos līgumu. Tu tiksi informēts, ja palielināsies spēlētāja alga. Alga nekad netiks palielināta par 50% vairāk kā iepriekšējā (tikai pārejas gadījumā).</text:p>
      <text:p text:style-name="P4">Spēlētāji ar "Lojāls" īpašību pieprasa zemākas algas.</text:p>
      <text:h text:style-name="P1" text:outline-level="3">Uzturēšanas izmaksas</text:h>
      <text:p text:style-name="P4">Uzturēšanas izmaksas sevī ietver visus izdevumus, kuri ir saistīti ar infrastruktūras darbības uzturēšanu. Personāla algas, īpašumu īre, nodokļi, apdrošināšana un komunālie maksājumi - visi šie tēriņi ir apkopoti zem šī izmaksu veida.</text:p>
      <text:p text:style-name="P4">Nav <text:span text:style-name="T1"><office:annotation office:name="__Annotation__3_3720541022"><dc:creator>Nezināms autors</dc:creator><dc:date>2018-11-11T13:38:58.933000000</dc:date><text:p text:style-name="P5"><text:span text:style-name="T2">jāuztraucas</text:span></text:p></office:annotation></text:span><text:span text:style-name="T1">jāuztraucās</text:span><office:annotation-end office:name="__Annotation__3_3720541022"/>, kā šī nauda tiek tērēta individuāli. Seko līdzi, cik daudz naudas tiek tērēts kopā.</text:p>
      <text:h text:style-name="P1" text:outline-level="3">Pāreju izmaksas</text:h>
      <text:p text:style-name="P4">Pāreju nauda tiek tērēta, lai pirktu jaunus spēlētājus. Kad esi uzsolījis par spēlētāju, tad kopējā rezervētās naudas summa ir redzama iekavās. Kamēr pāreja ir aktīva, tu nevari šo naudu izmantot citur.</text:p>
      <text:h text:style-name="P1" text:outline-level="3">Būvdarbu izmaksas</text:h>
      <text:p text:style-name="P4">Šie ir būvdarbu un infrastruktūras uzlabojumu tēriņi. Tās ir summas, kuras tiek maksātas tikai vienu reizi, uzsākot darbību.</text:p>
      <text:h text:style-name="P1" text:outline-level="3">Citi izdevumi</text:h>
      <text:p text:style-name="P4">Citi izdevumi ir ļoti reti. Piemēram, ja saņemsi sodu par šmaukšanos, tad šis sods būs norādīts šajā sadaļā.</text:p>
      <text:p text:style-name="P4">Ja klīnikā paātrināji spēlētāja atveseļošanos, tad arī šie tēriņi parādīsies šeit.</text:p>
      <text:p text:style-name="P4">Arī nauda, kas iztērēta skautu birojā taisot spēlētājus, tiek uzrādīta šinī sadaļā.</text:p>
      <text:h text:style-name="P1" text:outline-level="3">Procenti</text:h>
      <text:p text:style-name="P4"><office:annotation office:name="__Annotation__6_3720541022"><dc:creator>Nezināms autors</dc:creator><dc:date>2018-11-11T13:43:10.372000000</dc:date><text:p text:style-name="P5"><text:span text:style-name="T3">Ja, saņemot</text:span></text:p></office:annotation>Ja,saņemot<office:annotation-end office:name="__Annotation__6_3720541022"/> sponsoru naudu, tava kluba bilance ir zem 0, tad tev būs jāmaksā procenti par naudu, kuru esi aizņēmies. Gada procentu likme ir 12%.</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3:37:50.732000000</meta:creation-date>
    <dc:date>2018-11-11T13:45:54.654000000</dc:date>
    <meta:editing-duration>PT8M5S</meta:editing-duration>
    <meta:editing-cycles>2</meta:editing-cycles>
    <meta:generator>LibreOffice/6.0.2.1$Windows_X86_64 LibreOffice_project/f7f06a8f319e4b62f9bc5095aa112a65d2f3ac89</meta:generator>
    <meta:document-statistic meta:table-count="0" meta:image-count="0" meta:object-count="0" meta:page-count="1" meta:paragraph-count="19" meta:word-count="254" meta:character-count="1810" meta:non-whitespace-character-count="1575"/>
  </office:meta>
</office:document-meta>
</file>